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Desde un punto de vista técnico —y alineado con la teoría de la <text:span text:style-name="Emphasis">vida como sistema inteligente</text:span> que estamos desarrollando— el laboratorio del Capítulo 11 debe presentar a los <text:span text:style-name="Strong_20_Emphasis">individuos</text:span> como <text:span text:style-name="Strong_20_Emphasis">componentes funcionales</text:span> del sistema, respondiendo no solo a su existencia sino a su utilidad computacional. Aquí están las características clave que deberíamos explicar:</text:p>
      <text:p text:style-name="Horizontal_20_Line"/>
      <text:h text:style-name="Heading_20_3" text:outline-level="3">🔧 Función técnica de los individuos en el sistema</text:h>
      <text:h text:style-name="Heading_20_4" text:outline-level="4">1. <text:span text:style-name="Strong_20_Emphasis">Unidad de operación</text:span></text:h>
      <text:list xml:id="list3885092361" text:style-name="L1">
        <text:list-item>
          <text:p text:style-name="P1">Cada individuo es una instancia operativa del sistema: ejecuta instrucciones (vive), almacena memoria (ADN) y realiza acciones (metabolismo, reproducción, etc.).</text:p>
        </text:list-item>
        <text:list-item>
          <text:p text:style-name="P1">Funciona como una "unidad de cómputo autónoma".</text:p>
        </text:list-item>
      </text:list>
      <text:h text:style-name="Heading_20_4" text:outline-level="4">2. <text:span text:style-name="Strong_20_Emphasis">Contenedor de memoria</text:span></text:h>
      <text:list xml:id="list3499571894" text:style-name="L2">
        <text:list-item>
          <text:p text:style-name="P2">Porta una copia del <text:span text:style-name="Strong_20_Emphasis">ADN</text:span>, que es la memoria de solo lectura del sistema.</text:p>
        </text:list-item>
        <text:list-item>
          <text:p text:style-name="P2">Permite que esa memoria se despliegue en el mundo físico (estructura, comportamiento, interacción).</text:p>
        </text:list-item>
      </text:list>
      <text:h text:style-name="Heading_20_4" text:outline-level="4">3. <text:span text:style-name="Strong_20_Emphasis">Mecanismo de exploración del espacio de soluciones</text:span></text:h>
      <text:list xml:id="list1453429927" text:style-name="L3">
        <text:list-item>
          <text:p text:style-name="P3">La diversidad entre individuos permite que el sistema explore múltiples posibilidades simultáneamente (paralelismo).</text:p>
        </text:list-item>
        <text:list-item>
          <text:p text:style-name="P3">Cada individuo es una hipótesis viva, una posible respuesta al problema que intenta resolver la vida.</text:p>
        </text:list-item>
      </text:list>
      <text:h text:style-name="Heading_20_4" text:outline-level="4">4. <text:span text:style-name="Strong_20_Emphasis">Reproductor de variantes</text:span></text:h>
      <text:list xml:id="list1651255958" text:style-name="L4">
        <text:list-item>
          <text:p text:style-name="P4">A través de la reproducción, los individuos generan nuevas versiones del ADN (con mutaciones o recombinaciones), lo que permite avanzar el cálculo.</text:p>
        </text:list-item>
      </text:list>
      <text:h text:style-name="Heading_20_4" text:outline-level="4">5. <text:span text:style-name="Strong_20_Emphasis">Interfaz con el entorno</text:span></text:h>
      <text:list xml:id="list2048271770" text:style-name="L5">
        <text:list-item>
          <text:p text:style-name="P5">Son los sensores y actuadores del sistema.</text:p>
        </text:list-item>
        <text:list-item>
          <text:p text:style-name="P5">Experimentan el entorno, sobreviven (o no), y su éxito determina qué variantes se propagan.</text:p>
        </text:list-item>
      </text:list>
      <text:h text:style-name="Heading_20_4" text:outline-level="4">6. <text:span text:style-name="Strong_20_Emphasis">Elemento efímero pero necesario</text:span></text:h>
      <text:list xml:id="list1543362167" text:style-name="L6">
        <text:list-item>
          <text:p text:style-name="P6">No son permanentes: nacen, actúan, mueren.</text:p>
        </text:list-item>
        <text:list-item>
          <text:p text:style-name="P6">El sistema no necesita a un individuo en particular, sino que necesita el flujo continuo de individuos para operar.</text:p>
        </text:list-item>
      </text:list>
      <text:p text:style-name="Horizontal_20_Line"/>
      <text:h text:style-name="Heading_20_3" text:outline-level="3"><text:soft-page-break/>🎯 Justificación de su necesidad</text:h>
      <text:list xml:id="list811089319" text:style-name="L7">
        <text:list-item>
          <text:p text:style-name="P7"><text:span text:style-name="Strong_20_Emphasis">Sin individuos</text:span>, el ADN no puede interactuar con el mundo ni modificarse.</text:p>
        </text:list-item>
        <text:list-item>
          <text:p text:style-name="P7">La reproducción y la evaluación del éxito solo ocurren en individuos.</text:p>
        </text:list-item>
        <text:list-item>
          <text:p text:style-name="P7">El sistema requiere una población distribuida para funcionar como un motor de búsqueda o de prueba y error.</text:p>
        </text:list-item>
      </text:list>
      <text:p text:style-name="Horizontal_20_Line"/>
      <text:h text:style-name="Heading_20_3" text:outline-level="3">⚙️ Características técnicas</text:h>
      <text:list xml:id="list3489332018" text:style-name="L8">
        <text:list-item>
          <text:p text:style-name="P8"><text:span text:style-name="Strong_20_Emphasis">Autonomía limitada:</text:span> ejecutan un ciclo de vida, pero no alteran directamente el ADN original.</text:p>
        </text:list-item>
        <text:list-item>
          <text:p text:style-name="P8"><text:span text:style-name="Strong_20_Emphasis">Variabilidad:</text:span> nacen con diferencias para maximizar la exploración del espacio de posibilidades.</text:p>
        </text:list-item>
        <text:list-item>
          <text:p text:style-name="P8"><text:span text:style-name="Strong_20_Emphasis">Capacidad de reproducción:</text:span> portan la maquinaria para replicar y modificar la memoria.</text:p>
        </text:list-item>
        <text:list-item>
          <text:p text:style-name="P8"><text:span text:style-name="Strong_20_Emphasis">Mortalidad estructural:</text:span> tienen un tiempo de vida que permite el recambio constante del sistema.</text:p>
        </text:list-item>
      </text:list>
      <text:p text:style-name="Horizontal_20_Line"/>
      <text:p text:style-name="Text_20_body">¿Te gustaría que pasemos ahora a proponer un índice para el laboratorio que combine estas ideas técnicas con las preguntas existenciales previas? Podríamos organizarlo por <text:a xlink:type="simple" xlink:href="https://chatgpt.com/c/f" text:style-name="Internet_20_link" text:visited-style-name="Visited_20_Internet_20_Link">funciones del individuo</text:a>, <text:a xlink:type="simple" xlink:href="https://chatgpt.com/c/f" text:style-name="Internet_20_link" text:visited-style-name="Visited_20_Internet_20_Link">relación con el sistema</text:a>, o <text:a xlink:type="simple" xlink:href="https://chatgpt.com/c/f" text:style-name="Internet_20_link" text:visited-style-name="Visited_20_Internet_20_Link">estructura y ciclo de vida</text:a>.</text:p>
      <text:p text:style-name="Standard"/>
      <text:p text:style-name="Standard"/>
      <text:p text:style-name="Horizontal_20_Line"/>
      <text:p text:style-name="Text_20_body"/>
      <text:p text:style-name="Text_20_body">Excelente aporte. Ese concepto de <text:span text:style-name="Strong_20_Emphasis">redundancia evolutiva creciente</text:span> es fundamental y altamente potente, tanto técnica como filosóficamente. Lo integraremos en el laboratorio como una propiedad estructural clave del sistema. Aquí sintetizo todo lo discutido, incorporando tu observación:</text:p>
      <text:p text:style-name="Horizontal_20_Line"/>
      <text:h text:style-name="Heading_20_3" text:outline-level="3">🧩 Características Técnicas de los Individuos (Capítulo 11 - Laboratorio)</text:h>
      <text:h text:style-name="Heading_20_4" text:outline-level="4">1. <text:span text:style-name="Strong_20_Emphasis">Componente único y universal</text:span></text:h>
      <text:list xml:id="list2500934621" text:style-name="L9">
        <text:list-item>
          <text:p text:style-name="P9">El individuo es <text:span text:style-name="Strong_20_Emphasis">el único tipo de componente</text:span> en la máquina de la vida.</text:p>
        </text:list-item>
        <text:list-item>
          <text:p text:style-name="P9">Toda la estructura del sistema está compuesta exclusivamente por individuos.</text:p>
        </text:list-item>
        <text:list-item>
          <text:p text:style-name="P9">No hay jerarquías estructurales adicionales: no hay "engranajes superiores", solo individuos.</text:p>
        </text:list-item>
      </text:list>
      <text:h text:style-name="Heading_20_4" text:outline-level="4">2. <text:span text:style-name="Strong_20_Emphasis">Función del individuo</text:span></text:h>
      <text:list xml:id="list1741815679" text:style-name="L10">
        <text:list-item>
          <text:p text:style-name="P10">Ejecuta instrucciones del ADN (memoria).</text:p>
        </text:list-item>
        <text:list-item>
          <text:p text:style-name="P10"><text:soft-page-break/>Se reproduce, generando nuevas variantes del ADN.</text:p>
        </text:list-item>
        <text:list-item>
          <text:p text:style-name="P10">Interactúa con el entorno y permite la evaluación del éxito o fracaso.</text:p>
        </text:list-item>
        <text:list-item>
          <text:p text:style-name="P10">Actúa como un nodo de cómputo autónomo dentro de un sistema distribuido.</text:p>
        </text:list-item>
      </text:list>
      <text:h text:style-name="Heading_20_4" text:outline-level="4">3. <text:span text:style-name="Strong_20_Emphasis">Autonomía y ciclo de vida</text:span></text:h>
      <text:list xml:id="list1858054549" text:style-name="L11">
        <text:list-item>
          <text:p text:style-name="P11">Tiene inicio, desarrollo, y final: el ciclo de vida es su "programa".</text:p>
        </text:list-item>
        <text:list-item>
          <text:p text:style-name="P11">Cada ciclo ofrece una oportunidad única de transformación y evaluación.</text:p>
        </text:list-item>
        <text:list-item>
          <text:p text:style-name="P11">No puede modificar directamente el ADN de otros ni de sí mismo, solo reproducirlo con variaciones.</text:p>
        </text:list-item>
      </text:list>
      <text:h text:style-name="Heading_20_4" text:outline-level="4">4. <text:span text:style-name="Strong_20_Emphasis">Diversidad funcional</text:span></text:h>
      <text:list xml:id="list2646015913" text:style-name="L12">
        <text:list-item>
          <text:p text:style-name="P12">La variabilidad entre individuos es esencial para el proceso computacional.</text:p>
        </text:list-item>
        <text:list-item>
          <text:p text:style-name="P12">Cada individuo representa una hipótesis viviente: una posible respuesta al problema.</text:p>
        </text:list-item>
        <text:list-item>
          <text:p text:style-name="P12">La diferencia no es accidental, es estructural.</text:p>
        </text:list-item>
      </text:list>
      <text:h text:style-name="Heading_20_4" text:outline-level="4">5. <text:span text:style-name="Strong_20_Emphasis">Redundancia estructural</text:span></text:h>
      <text:list xml:id="list2968697187" text:style-name="L13">
        <text:list-item>
          <text:p text:style-name="P13">El sistema puede reiniciarse a partir de un único individuo (como Noé).</text:p>
        </text:list-item>
        <text:list-item>
          <text:p text:style-name="P13">Esto le otorga <text:span text:style-name="Strong_20_Emphasis">resiliencia máxima</text:span>: ante catástrofes o eliminación masiva, puede recuperarse.</text:p>
        </text:list-item>
        <text:list-item>
          <text:p text:style-name="P13">La población tiende a crecer exponencialmente, generando un <text:span text:style-name="Strong_20_Emphasis">exceso de fuerza computacional</text:span>, lo que refuerza la continuidad del proceso.</text:p>
        </text:list-item>
      </text:list>
      <text:h text:style-name="Heading_20_4" text:outline-level="4">6. <text:span text:style-name="Strong_20_Emphasis">Crecimiento autocatalítico</text:span></text:h>
      <text:list xml:id="list2284371995" text:style-name="L14">
        <text:list-item>
          <text:p text:style-name="P14">Cuanto más avanza, más individuos existen, más fuerza tiene el sistema.</text:p>
        </text:list-item>
        <text:list-item>
          <text:p text:style-name="P14">El sistema se <text:span text:style-name="Strong_20_Emphasis">vuelve cada vez más difícil de detener</text:span>, al igual que un cálculo que se autoalimenta.</text:p>
        </text:list-item>
        <text:list-item>
          <text:p text:style-name="P14">Aumenta la probabilidad de éxito con el tiempo.</text:p>
        </text:list-item>
      </text:list>
      <text:p text:style-name="Horizontal_20_Line"/>
      <text:p text:style-name="Text_20_body">Podemos representar visualmente esta propiedad con una curva de crecimiento y otra de resiliencia frente al colapso. ¿Quieres que preparemos un <text:a xlink:type="simple" xlink:href="https://chatgpt.com/c/f" text:style-name="Internet_20_link" text:visited-style-name="Visited_20_Internet_20_Link">diagrama visual</text:a>, un <text:a xlink:type="simple" xlink:href="https://chatgpt.com/c/f" text:style-name="Internet_20_link" text:visited-style-name="Visited_20_Internet_20_Link">índice de secciones del laboratorio</text:a>, o una <text:a xlink:type="simple" xlink:href="https://chatgpt.com/c/f" text:style-name="Internet_20_link" text:visited-style-name="Visited_20_Internet_20_Link">explicación con analogías naturales</text:a> para facilitar la comprensión del lector?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4T19:10:15.951000000</meta:creation-date>
    <meta:generator>LibreOffice/7.3.5.2$Windows_X86_64 LibreOffice_project/184fe81b8c8c30d8b5082578aee2fed2ea847c01</meta:generator>
    <dc:date>2025-06-24T19:38:16.057000000</dc:date>
    <meta:editing-duration>PT27M59S</meta:editing-duration>
    <meta:editing-cycles>2</meta:editing-cycles>
    <meta:document-statistic meta:table-count="0" meta:image-count="0" meta:object-count="0" meta:page-count="3" meta:paragraph-count="57" meta:word-count="750" meta:character-count="4823" meta:non-whitespace-character-count="4167"/>
  </office:meta>
</office:document-meta>
</file>